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E000002B5067B4730C1E7AA19.png" manifest:media-type="image/png"/>
  <manifest:file-entry manifest:full-path="Pictures/100002010000038B0000021110788350E97778AB.png" manifest:media-type="image/png"/>
  <manifest:file-entry manifest:full-path="Pictures/1000000000000020000000204B249CA79A42C6D7.png" manifest:media-type="image/png"/>
  <manifest:file-entry manifest:full-path="Pictures/10000200000002620000023450540677B4C246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808080" draw:fill="none" fo:min-height="0.7cm"/>
    </style:style>
    <style:style style:name="gr4" style:family="graphic" style:parent-style-name="standard">
      <style:graphic-properties draw:stroke="none" draw:fill="none" fo:min-height="1.535cm"/>
    </style:style>
    <style:style style:name="gr5" style:family="graphic" style:parent-style-name="objectwithoutfill">
      <style:graphic-properties svg:stroke-width="0.081cm" svg:stroke-color="#808080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6" style:family="graphic" style:parent-style-name="standard">
      <style:graphic-properties draw:stroke="none" svg:stroke-color="#808080" draw:fill="none" fo:min-height="0.701cm"/>
    </style:style>
    <style:style style:name="gr7" style:family="graphic" style:parent-style-name="standard">
      <style:graphic-properties draw:stroke="none" svg:stroke-width="0.176cm" svg:stroke-color="#585858" draw:marker-start-width="0.466cm" draw:marker-end-width="0.339cm" draw:fill="none" fo:min-height="0.7cm"/>
    </style:style>
    <style:style style:name="gr8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4cm" fo:min-width="0cm" draw:shadow-opacity="100%"/>
    </style:style>
    <style:style style:name="gr9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39cm" fo:min-width="0cm" draw:shadow-opacity="100%"/>
    </style:style>
    <style:style style:name="co1" style:family="table-column">
      <style:table-column-properties style:column-width="1.675cm" style:use-optimal-column-width="false"/>
    </style:style>
    <style:style style:name="co2" style:family="table-column">
      <style:table-column-properties style:column-width="2.375cm" style:use-optimal-column-width="false"/>
    </style:style>
    <style:style style:name="co3" style:family="table-column">
      <style:table-column-properties style:column-width="6.509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216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1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4" style:family="table-cell">
      <loext:graphic-properties draw:fill="none" draw:textarea-vertical-align="middle"/>
      <style:paragraph-properties fo:border="none"/>
      <style:text-properties fo:color="#004586" style:font-name="FreeMono1" fo:font-size="16pt" fo:font-style="normal" fo:font-weight="bold" style:font-size-asian="16pt" style:font-size-complex="16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1" fo:font-size="16pt" fo:font-style="normal" fo:font-weight="bold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ce181e" style:font-name="FreeMono" fo:font-size="16pt" fo:font-weight="bold"/>
    </style:style>
    <style:style style:name="P3" style:family="paragraph">
      <loext:graphic-properties draw:fill="none"/>
      <style:text-properties fo:color="#000000" fo:font-weight="normal" style:font-weight-asian="normal" style:font-weight-complex="normal"/>
    </style:style>
    <style:style style:name="P4" style:family="paragraph">
      <loext:graphic-properties draw:fill="none"/>
      <style:text-properties fo:color="#585858" style:font-name="FreeMono" fo:font-size="16pt" fo:font-weight="bold"/>
    </style:style>
    <style:style style:name="P5" style:family="paragraph">
      <loext:graphic-properties draw:fill="none"/>
      <style:text-properties style:font-name="FreeMono" fo:font-size="16pt" fo:font-weight="bold"/>
    </style:style>
    <style:style style:name="P6" style:family="paragraph">
      <loext:graphic-properties draw:fill="none"/>
      <style:text-properties fo:color="#579d1c" style:font-name="FreeMono" fo:font-size="16pt" fo:font-weight="bold"/>
    </style:style>
    <style:style style:name="P7" style:family="paragraph">
      <loext:graphic-properties draw:fill="none"/>
      <style:text-properties fo:color="#c5000b" style:font-name="FreeMono" fo:font-size="16pt" fo:font-weight="bold"/>
    </style:style>
    <style:style style:name="P8" style:family="paragraph">
      <loext:graphic-properties draw:fill="solid" draw:fill-color="#b3b3b3" draw:opacity="100%"/>
      <style:paragraph-properties fo:text-align="center"/>
      <style:text-properties style:font-name="FreeMono" fo:font-size="16pt" fo:font-weight="bold"/>
    </style:style>
    <style:style style:name="T1" style:family="text">
      <style:text-properties fo:color="#579d1c" style:font-name="FreeMono1" fo:font-size="16pt" fo:font-style="normal" fo:font-weight="bold" style:font-size-asian="16pt" style:font-size-complex="16pt"/>
    </style:style>
    <style:style style:name="T2" style:family="text">
      <style:text-properties fo:color="#004586" style:font-name="FreeMono1" fo:font-size="16pt" fo:font-style="normal" fo:font-weight="bold" style:font-size-asian="16pt" style:font-size-complex="16pt"/>
    </style:style>
    <style:style style:name="T3" style:family="text">
      <style:text-properties fo:color="#c5000b" style:font-name="FreeMono1" fo:font-size="16pt" fo:font-style="normal" fo:font-weight="bold" style:font-size-asian="16pt" style:font-size-complex="16pt"/>
    </style:style>
    <style:style style:name="T4" style:family="text">
      <style:text-properties fo:color="#ce181e" style:font-name="FreeMono1" fo:font-size="16pt" fo:font-style="normal" fo:font-weight="bold" style:font-size-asian="18pt" style:font-size-complex="18pt"/>
    </style:style>
    <style:style style:name="T5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579d1c" style:font-name="FreeMono" fo:font-size="16pt" fo:font-style="normal" fo:font-weight="bold" style:font-size-asian="18pt" style:font-size-complex="18pt"/>
    </style:style>
    <style:style style:name="T7" style:family="text">
      <style:text-properties fo:color="#c5000b" style:font-name="FreeMono" fo:font-size="16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65cm" svg:height="0.9cm" svg:x="5.61cm" svg:y="4.66cm">
          <draw:image xlink:href="Pictures/10000200000002620000023450540677B4C24636.png" xlink:type="simple" xlink:show="embed" xlink:actuate="onLoad">
            <text:p/>
          </draw:image>
        </draw:frame>
        <draw:frame draw:style-name="gr1" draw:text-style-name="P1" draw:layer="layout" svg:width="0.787cm" svg:height="1.011cm" svg:x="5.699cm" svg:y="3.464cm">
          <draw:image xlink:href="Pictures/100002010000021E000002B5067B4730C1E7AA19.png" xlink:type="simple" xlink:show="embed" xlink:actuate="onLoad">
            <text:p/>
          </draw:image>
        </draw:frame>
        <draw:frame draw:style-name="gr2" draw:text-style-name="P1" draw:layer="layout" svg:width="1.371cm" svg:height="0.799cm" svg:x="5.438cm" svg:y="2.395cm">
          <draw:image xlink:href="Pictures/100002010000038B0000021110788350E97778AB.png" xlink:type="simple" xlink:show="embed" xlink:actuate="onLoad">
            <text:p/>
          </draw:image>
        </draw:frame>
        <draw:frame draw:style-name="standard" draw:layer="layout" svg:width="10.558cm" svg:height="3.633cm" svg:x="5.242cm" svg:y="2.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1">0.40</text:span></text:p>
              </table:table-cell>
              <table:table-cell table:style-name="ce3">
                <text:p><text:span text:style-name="T1">-G-A-T-T-A-C-A-</text:span></text:p>
              </table:table-cell>
            </table:table-row>
            <table:table-row table:style-name="ro1">
              <table:table-cell table:style-name="ce1"/>
              <table:table-cell table:style-name="ce4">
                <text:p><text:span text:style-name="T2">0.35</text:span></text:p>
              </table:table-cell>
              <table:table-cell table:style-name="ce2">
                <text:p><text:span text:style-name="T3">-C-C-C-A</text:span><text:span text:style-name="T1">-A-C-A-</text:span></text:p>
              </table:table-cell>
            </table:table-row>
            <table:table-row table:style-name="ro2" table:default-cell-style-name="ce5">
              <table:table-cell table:style-name="ce1"/>
              <table:table-cell>
                <text:p><text:span text:style-name="T3">0.25</text:span></text:p>
              </table:table-cell>
              <table:table-cell>
                <text:p><text:span text:style-name="T3">-C-C-C-A-G-A-T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0.96cm" svg:height="0.95cm" svg:x="10.039cm" svg:y="11.63cm">
          <draw:text-box>
            <text:p><text:span text:style-name="T4">G</text:span></text:p>
          </draw:text-box>
        </draw:frame>
        <draw:frame draw:style-name="gr4" draw:text-style-name="P3" draw:layer="layout" svg:width="7.427cm" svg:height="1.785cm" svg:x="6.753cm" svg:y="7.19cm">
          <draw:text-box>
            <text:p><text:span text:style-name="T5">Граф де Брёйна</text:span></text:p>
          </draw:text-box>
        </draw:frame>
        <draw:connector draw:style-name="gr5" draw:text-style-name="P4" draw:layer="layout" draw:type="curve" svg:x1="1.704cm" svg:y1="9.468cm" svg:x2="7.52cm" svg:y2="10.323cm" draw:start-shape="id1" draw:start-glue-point="10" draw:end-shape="id2" draw:end-glue-point="4" svg:d="M1704 9468c3878 0 5816 285 5816 855" svg:viewBox="0 0 5817 856">
          <text:p/>
        </draw:connector>
        <draw:connector draw:style-name="gr5" draw:text-style-name="P5" draw:layer="layout" draw:type="curve" svg:x1="1.788cm" svg:y1="11.493cm" svg:x2="7.52cm" svg:y2="10.732cm" draw:start-shape="id3" draw:start-glue-point="10" draw:end-shape="id2" draw:end-glue-point="8" svg:d="M1788 11493c3822 0 5732-253 5732-761" svg:viewBox="0 0 5733 762">
          <text:p/>
        </draw:connector>
        <draw:connector draw:style-name="gr5" draw:text-style-name="P5" draw:layer="layout" draw:type="curve" svg:x1="7.52cm" svg:y1="10.323cm" svg:x2="10.615cm" svg:y2="9.589cm" draw:start-shape="id2" draw:start-glue-point="4" draw:end-shape="id4" draw:end-glue-point="6" svg:d="M7520 10323c0-490 1031-734 3095-734" svg:viewBox="0 0 3096 735">
          <text:p/>
        </draw:connector>
        <draw:connector draw:style-name="gr5" draw:text-style-name="P4" draw:layer="layout" draw:type="curve" svg:x1="7.52cm" svg:y1="10.732cm" svg:x2="8.833cm" svg:y2="11.495cm" draw:start-shape="id2" draw:start-glue-point="8" draw:end-shape="id5" draw:end-glue-point="6" svg:d="M7520 10732c0 509 437 763 1313 763" svg:viewBox="0 0 1314 764">
          <text:p/>
        </draw:connector>
        <draw:connector draw:style-name="gr5" draw:text-style-name="P4" draw:layer="layout" draw:type="curve" svg:x1="9.039cm" svg:y1="11.291cm" svg:x2="10.615cm" svg:y2="9.589cm" draw:start-shape="id5" draw:start-glue-point="4" draw:end-shape="id4" draw:end-glue-point="6" svg:d="M9039 11291c0-1135 525-1702 1576-1702" svg:viewBox="0 0 1577 1703">
          <text:p/>
        </draw:connector>
        <draw:connector draw:style-name="gr5" draw:text-style-name="P5" draw:layer="layout" draw:type="curve" svg:x1="9.245cm" svg:y1="11.495cm" svg:x2="11.74cm" svg:y2="11.493cm" draw:start-shape="id5" draw:start-glue-point="10" draw:end-shape="id6" draw:end-glue-point="6" svg:d="M9245 11495c1872 0 625-2 2495-2" svg:viewBox="0 0 2496 3">
          <text:p/>
        </draw:connector>
        <draw:connector draw:style-name="gr5" draw:text-style-name="P4" draw:layer="layout" draw:type="curve" svg:x1="12.152cm" svg:y1="11.493cm" svg:x2="14.537cm" svg:y2="10.732cm" draw:start-shape="id6" draw:start-glue-point="10" draw:end-shape="id7" draw:end-glue-point="8" svg:d="M12152 11493c1590 0 2385-253 2385-761" svg:viewBox="0 0 2386 762">
          <text:p/>
        </draw:connector>
        <draw:connector draw:style-name="gr5" draw:text-style-name="P4" draw:layer="layout" draw:type="curve" svg:x1="14.742cm" svg:y1="10.528cm" svg:x2="15.95cm" svg:y2="10.527cm" draw:start-shape="id7" draw:start-glue-point="10" draw:end-shape="id8" draw:end-glue-point="3" svg:d="M14742 10528c906 0 302-1 1208-1" svg:viewBox="0 0 1209 2">
          <text:p/>
        </draw:connector>
        <draw:connector draw:style-name="gr5" draw:text-style-name="P5" draw:layer="layout" draw:type="curve" svg:x1="16.156cm" svg:y1="10.323cm" svg:x2="17.883cm" svg:y2="10.323cm" draw:start-shape="id8" draw:start-glue-point="4" draw:end-shape="id9" draw:end-glue-point="4" svg:d="M16156 10323c0-790 1727-790 1727 0" svg:viewBox="0 0 1728 593">
          <text:p/>
        </draw:connector>
        <draw:connector draw:style-name="gr5" draw:text-style-name="P4" draw:layer="layout" draw:type="curve" svg:x1="16.156cm" svg:y1="10.732cm" svg:x2="17.883cm" svg:y2="10.732cm" draw:start-shape="id8" draw:start-glue-point="8" draw:end-shape="id9" draw:end-glue-point="8" svg:d="M16156 10732c0 789 1727 789 1727 0" svg:viewBox="0 0 1728 593">
          <text:p/>
        </draw:connector>
        <draw:connector draw:style-name="gr5" draw:text-style-name="P4" draw:layer="layout" draw:type="curve" svg:x1="18.089cm" svg:y1="10.528cm" svg:x2="19.297cm" svg:y2="10.528cm" draw:start-shape="id9" draw:start-glue-point="10" draw:end-shape="id10" draw:end-glue-point="6" svg:d="M18089 10528h1208" svg:viewBox="0 0 1209 1">
          <text:p/>
        </draw:connector>
        <draw:frame draw:style-name="gr3" draw:text-style-name="P6" draw:layer="layout" svg:width="0.959cm" svg:height="0.95cm" svg:x="3.898cm" svg:y="8.567cm">
          <draw:text-box>
            <text:p><text:span text:style-name="T6">A</text:span></text:p>
          </draw:text-box>
        </draw:frame>
        <draw:frame draw:style-name="gr3" draw:text-style-name="P6" draw:layer="layout" svg:width="0.96cm" svg:height="0.95cm" svg:x="2.046cm" svg:y="8.52cm">
          <draw:text-box>
            <text:p><text:span text:style-name="T6">G</text:span></text:p>
          </draw:text-box>
        </draw:frame>
        <draw:frame draw:style-name="gr3" draw:text-style-name="P6" draw:layer="layout" svg:width="0.959cm" svg:height="0.95cm" svg:x="5.826cm" svg:y="8.734cm">
          <draw:text-box>
            <text:p><text:span text:style-name="T6">T</text:span></text:p>
          </draw:text-box>
        </draw:frame>
        <draw:frame draw:style-name="gr6" draw:text-style-name="P6" draw:layer="layout" svg:width="0.959cm" svg:height="0.951cm" svg:x="8.31cm" svg:y="8.841cm">
          <draw:text-box>
            <text:p><text:span text:style-name="T6">T</text:span></text:p>
          </draw:text-box>
        </draw:frame>
        <draw:frame draw:style-name="gr3" draw:text-style-name="P6" draw:layer="layout" svg:width="0.96cm" svg:height="0.95cm" svg:x="11.225cm" svg:y="8.627cm">
          <draw:text-box>
            <text:p><text:span text:style-name="T6">A</text:span></text:p>
          </draw:text-box>
        </draw:frame>
        <draw:frame draw:style-name="gr6" draw:text-style-name="P6" draw:layer="layout" svg:width="0.96cm" svg:height="0.951cm" svg:x="13.384cm" svg:y="8.841cm">
          <draw:text-box>
            <text:p><text:span text:style-name="T6">C</text:span></text:p>
          </draw:text-box>
        </draw:frame>
        <draw:frame draw:style-name="gr6" draw:text-style-name="P6" draw:layer="layout" svg:width="0.96cm" svg:height="0.951cm" svg:x="16.516cm" svg:y="8.841cm">
          <draw:text-box>
            <text:p><text:span text:style-name="T6">A</text:span></text:p>
          </draw:text-box>
        </draw:frame>
        <draw:frame draw:style-name="gr6" draw:text-style-name="P7" draw:layer="layout" svg:width="0.96cm" svg:height="0.951cm" svg:x="16.518cm" svg:y="11.415cm">
          <draw:text-box>
            <text:p><text:span text:style-name="T7">T</text:span></text:p>
          </draw:text-box>
        </draw:frame>
        <draw:frame draw:style-name="gr7" draw:text-style-name="P7" draw:layer="layout" svg:width="0.96cm" svg:height="0.95cm" svg:x="7.773cm" svg:y="11.523cm">
          <draw:text-box>
            <text:p><text:span text:style-name="T7">A</text:span></text:p>
          </draw:text-box>
        </draw:frame>
        <draw:frame draw:style-name="gr3" draw:text-style-name="P7" draw:layer="layout" svg:width="0.96cm" svg:height="0.95cm" svg:x="5.87cm" svg:y="11.229cm">
          <draw:text-box>
            <text:p><text:span text:style-name="T7">C</text:span></text:p>
          </draw:text-box>
        </draw:frame>
        <draw:frame draw:style-name="gr6" draw:text-style-name="P7" draw:layer="layout" svg:width="0.96cm" svg:height="0.951cm" svg:x="3.997cm" svg:y="11.415cm">
          <draw:text-box>
            <text:p><text:span text:style-name="T7">C</text:span></text:p>
          </draw:text-box>
        </draw:frame>
        <draw:frame draw:style-name="gr6" draw:text-style-name="P7" draw:layer="layout" svg:width="0.96cm" svg:height="0.951cm" svg:x="2.055cm" svg:y="11.415cm">
          <draw:text-box>
            <text:p><text:span text:style-name="T7">C</text:span></text:p>
          </draw:text-box>
        </draw:frame>
        <draw:frame draw:style-name="gr6" draw:text-style-name="P7" draw:layer="layout" svg:width="0.96cm" svg:height="0.951cm" svg:x="12.849cm" svg:y="11.415cm">
          <draw:text-box>
            <text:p><text:span text:style-name="T7">A</text:span></text:p>
          </draw:text-box>
        </draw:frame>
        <draw:custom-shape draw:style-name="gr8" draw:text-style-name="P8" xml:id="id1" draw:id="id1" draw:layer="layout" svg:width="0.411cm" svg:height="0.408cm" svg:x="1.293cm" svg:y="9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0.412cm" svg:height="0.409cm" svg:x="7.314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7" draw:id="id7" draw:layer="layout" svg:width="0.411cm" svg:height="0.409cm" svg:x="14.331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8" draw:id="id8" draw:layer="layout" svg:width="0.412cm" svg:height="0.409cm" svg:x="15.95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9" draw:id="id9" draw:layer="layout" svg:width="0.412cm" svg:height="0.409cm" svg:x="17.67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0" draw:id="id10" draw:layer="layout" svg:width="0.411cm" svg:height="0.409cm" svg:x="19.29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5" draw:id="id5" draw:layer="layout" svg:width="0.412cm" svg:height="0.408cm" svg:x="8.833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6" draw:id="id6" draw:layer="layout" svg:width="0.412cm" svg:height="0.408cm" svg:x="11.74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3" draw:id="id3" draw:layer="layout" svg:width="0.411cm" svg:height="0.408cm" svg:x="1.377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4" draw:id="id4" draw:layer="layout" svg:width="0.412cm" svg:height="0.409cm" svg:x="10.615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1" draw:id="id11" draw:layer="layout" svg:width="0.411cm" svg:height="0.409cm" svg:x="12.398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1.027cm" svg:y1="9.589cm" svg:x2="12.398cm" svg:y2="9.589cm" draw:start-shape="id4" draw:start-glue-point="10" draw:end-shape="id11" draw:end-glue-point="6" svg:d="M11027 9589h1371" svg:viewBox="0 0 1372 1">
          <text:p/>
        </draw:connector>
        <draw:connector draw:style-name="gr5" draw:text-style-name="P5" draw:layer="layout" draw:type="curve" svg:x1="12.809cm" svg:y1="9.589cm" svg:x2="14.537cm" svg:y2="10.323cm" draw:start-shape="id11" draw:start-glue-point="10" draw:end-shape="id7" draw:end-glue-point="4" svg:d="M12809 9589c1152 0 1728 244 1728 734" svg:viewBox="0 0 1729 7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20-02-05T17:41:15.466078087</dc:date>
    <meta:editing-duration>PT1H17M59S</meta:editing-duration>
    <meta:editing-cycles>23</meta:editing-cycles>
    <meta:generator>LibreOffice/6.0.7.3$Linux_X86_64 LibreOffice_project/00m0$Build-3</meta:generator>
    <meta:document-statistic meta:object-count="43"/>
  </office:meta>
</office:document-meta>
</file>